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Verdana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б утверждении Федеральных авиационных правил полетов <text:line-break/>в воздушном пространстве Российской Федерации</text:span> <text:line-break/>(Приказ Министра обороны Российской Федерации, Министерства транспорта Российской Федерации и Российского авиационно-космического агентства от 31.03.02 № 136/42/51. Зарегистрирован в Минюсте 24.07.02 № 3615) <text:line-break/><text:line-break/>В соответствии с Федеральными правилами использования воздушного пространства Российской Федерации, утвержденными постановлением Правительства Российской Федерации от 22 сентября 1999 г. № 1084, ПРИКАЗЫВАЕМ: <text:line-break/><text:line-break/>1. Утвердить и ввести в действие с 1 января 2003 г. прилагаемые Федеральные авиационные правила полетов в воздушном пространстве Российской Федерации. <text:line-break/>2. Главнокомандующему Военно-воздушными силами, заместителю Министра транспорта Российской Федерации, заместителю Генерального директора Российского авиационно-космического агентства организовать совместно с заинтересованными федеральными органами исполнительной власти (по согласованию) разработку проектов нормативных правовых актов и служебных документов в соответствии с прилагаемыми Правилами. <text:line-break/>3. Не применять на территории Российской Федерации Основные правила полетов в воздушном пространстве СССР.* <text:line-break/>4. Контроль за выполнением настоящего приказа возложить на главнокомандующего Военно-воздушными силами, заместителя Министра транспорта Российской Федерации и заместителя Генерального директора Российского авиационно-космического агентства. <text:line-break/>*) Утверждены приказом главнокомандующего ВВС от 03.07.1985 г. №161. <text:line-break/><text:line-break/>Министр обороны <text:line-break/>Российской Федерации <text:line-break/>С.Иванов <text:line-break/><text:line-break/>Министр транспорта <text:line-break/>Российской Федерации <text:line-break/>С.Франк <text:line-break/><text:line-break/>Генеральный директор <text:line-break/>Российского авиационно-космического <text:line-break/>агентства <text:line-break/>Ю.Коптев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19:01:21</meta:creation-date>
    <dc:date>2012-07-26T19:01:56</dc:date>
    <meta:editing-duration>P0D</meta:editing-duration>
    <meta:editing-cycles>1</meta:editing-cycles>
    <meta:document-statistic meta:table-count="0" meta:image-count="0" meta:object-count="0" meta:page-count="1" meta:paragraph-count="1" meta:word-count="178" meta:character-count="1677" meta:non-whitespace-character-count="1476"/>
    <meta:generator>LibreOffice/3.5$Linux_X86_64 LibreOffice_project/350m1$Build-2</meta:generator>
  </office:meta>
</office:document-meta>
</file>